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none" svg:stroke-linecap="butt" draw:fill="solid" draw:fill-color="#33cc66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ff3333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solid" draw:stroke-dash="Dash_20_2" svg:stroke-width="0cm" svg:stroke-color="#000000" draw:stroke-linejoin="round" svg:stroke-linecap="butt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352cm" fo:min-width="0.552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52cm" fo:min-width="1.616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52cm" fo:min-width="0.198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52cm" fo:min-width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52cm" fo:min-width="2.024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52cm" fo:min-width="2.378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352cm" fo:min-width="1.77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352cm" fo:min-width="0.609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52cm" fo:min-width="2.761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52cm" fo:min-width="2.782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52cm" fo:min-width="3.886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52cm" fo:min-width="4.24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52cm" fo:min-width="0.008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52cm" fo:min-width="6.048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52cm" fo:min-width="6.402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font-name="CMU Serif" fo:font-size="14.5pt" fo:font-style="normal" fo:text-shadow="none" style:text-underline-style="none" fo:font-weight="normal" style:text-underline-mode="continuous" style:text-overline-mode="continuous" style:text-line-through-mode="continuous" style:font-name-asian="CMU Serif" style:font-size-asian="14.5pt" style:font-name-complex="CMU Serif" style:font-size-complex="14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7cm" svg:height="1.28cm" svg:x="8.927cm" svg:y="1.334cm">
          <text:p/>
        </draw:rect>
        <draw:rect draw:style-name="gr1" draw:text-style-name="P1" draw:layer="layout" svg:width="2.544cm" svg:height="0.64cm" svg:x="8.927cm" svg:y="2.614cm">
          <text:p/>
        </draw:rect>
        <draw:rect draw:style-name="gr2" draw:text-style-name="P1" draw:layer="layout" svg:width="2.543cm" svg:height="0.64cm" svg:x="11.471cm" svg:y="2.614cm">
          <text:p/>
        </draw:rect>
        <draw:rect draw:style-name="gr1" draw:text-style-name="P1" draw:layer="layout" svg:width="1.908cm" svg:height="0.64cm" svg:x="8.927cm" svg:y="3.254cm">
          <text:p/>
        </draw:rect>
        <draw:rect draw:style-name="gr2" draw:text-style-name="P1" draw:layer="layout" svg:width="0.636cm" svg:height="0.64cm" svg:x="10.835cm" svg:y="3.254cm">
          <text:p/>
        </draw:rect>
        <draw:rect draw:style-name="gr3" draw:text-style-name="P1" draw:layer="layout" svg:width="1.272cm" svg:height="0.64cm" svg:x="11.471cm" svg:y="3.254cm">
          <text:p/>
        </draw:rect>
        <draw:rect draw:style-name="gr1" draw:text-style-name="P1" draw:layer="layout" svg:width="1.271cm" svg:height="0.64cm" svg:x="12.743cm" svg:y="3.254cm">
          <text:p/>
        </draw:rect>
        <draw:rect draw:style-name="gr3" draw:text-style-name="P1" draw:layer="layout" svg:width="5.087cm" svg:height="3.841cm" svg:x="8.927cm" svg:y="3.894cm">
          <text:p/>
        </draw:rect>
        <draw:rect draw:style-name="gr2" draw:text-style-name="P1" draw:layer="layout" svg:width="5.087cm" svg:height="1.279cm" svg:x="8.927cm" svg:y="7.735cm">
          <text:p/>
        </draw:rect>
        <draw:line draw:style-name="gr4" draw:text-style-name="P1" draw:layer="layout" svg:x1="0.046cm" svg:y1="0.064cm" svg:x2="14.025cm" svg:y2="0.064cm">
          <text:p/>
        </draw:line>
        <draw:line draw:style-name="gr4" draw:text-style-name="P1" draw:layer="layout" svg:x1="8.922cm" svg:y1="0.693cm" svg:x2="14.025cm" svg:y2="0.693cm">
          <text:p/>
        </draw:line>
        <draw:line draw:style-name="gr4" draw:text-style-name="P1" draw:layer="layout" svg:x1="0.046cm" svg:y1="1.321cm" svg:x2="14.025cm" svg:y2="1.321cm">
          <text:p/>
        </draw:line>
        <draw:line draw:style-name="gr4" draw:text-style-name="P1" draw:layer="layout" svg:x1="0.046cm" svg:y1="1.977cm" svg:x2="14.025cm" svg:y2="1.977cm">
          <text:p/>
        </draw:line>
        <draw:line draw:style-name="gr4" draw:text-style-name="P1" draw:layer="layout" svg:x1="0.046cm" svg:y1="2.605cm" svg:x2="14.025cm" svg:y2="2.605cm">
          <text:p/>
        </draw:line>
        <draw:line draw:style-name="gr4" draw:text-style-name="P1" draw:layer="layout" svg:x1="0.046cm" svg:y1="3.26cm" svg:x2="14.025cm" svg:y2="3.26cm">
          <text:p/>
        </draw:line>
        <draw:line draw:style-name="gr4" draw:text-style-name="P1" draw:layer="layout" svg:x1="0.046cm" svg:y1="3.889cm" svg:x2="14.025cm" svg:y2="3.889cm">
          <text:p/>
        </draw:line>
        <draw:line draw:style-name="gr4" draw:text-style-name="P1" draw:layer="layout" svg:x1="0.046cm" svg:y1="4.545cm" svg:x2="14.025cm" svg:y2="4.545cm">
          <text:p/>
        </draw:line>
        <draw:line draw:style-name="gr4" draw:text-style-name="P1" draw:layer="layout" svg:x1="0.046cm" svg:y1="5.173cm" svg:x2="14.025cm" svg:y2="5.173cm">
          <text:p/>
        </draw:line>
        <draw:line draw:style-name="gr4" draw:text-style-name="P1" draw:layer="layout" svg:x1="0.046cm" svg:y1="5.801cm" svg:x2="14.025cm" svg:y2="5.801cm">
          <text:p/>
        </draw:line>
        <draw:line draw:style-name="gr4" draw:text-style-name="P1" draw:layer="layout" svg:x1="0.046cm" svg:y1="6.457cm" svg:x2="14.025cm" svg:y2="6.457cm">
          <text:p/>
        </draw:line>
        <draw:line draw:style-name="gr4" draw:text-style-name="P1" draw:layer="layout" svg:x1="0.046cm" svg:y1="7.085cm" svg:x2="14.025cm" svg:y2="7.085cm">
          <text:p/>
        </draw:line>
        <draw:line draw:style-name="gr4" draw:text-style-name="P1" draw:layer="layout" svg:x1="0.046cm" svg:y1="7.74cm" svg:x2="14.025cm" svg:y2="7.74cm">
          <text:p/>
        </draw:line>
        <draw:line draw:style-name="gr4" draw:text-style-name="P1" draw:layer="layout" svg:x1="0.046cm" svg:y1="8.368cm" svg:x2="14.025cm" svg:y2="8.368cm">
          <text:p/>
        </draw:line>
        <draw:polyline draw:style-name="gr4" draw:text-style-name="P1" draw:layer="layout" svg:width="13.978cm" svg:height="8.959cm" svg:x="0.046cm" svg:y="0.064cm" svg:viewBox="0 0 13979 8960" draw:points="13979,8960 0,8960 0,0">
          <text:p/>
        </draw:polyline>
        <draw:line draw:style-name="gr4" draw:text-style-name="P1" draw:layer="layout" svg:x1="1.427cm" svg:y1="9.024cm" svg:x2="1.427cm" svg:y2="0.064cm">
          <text:p/>
        </draw:line>
        <draw:line draw:style-name="gr4" draw:text-style-name="P1" draw:layer="layout" svg:x1="8.922cm" svg:y1="9.024cm" svg:x2="8.922cm" svg:y2="0.064cm">
          <text:p/>
        </draw:line>
        <draw:line draw:style-name="gr4" draw:text-style-name="P1" draw:layer="layout" svg:x1="9.56cm" svg:y1="9.024cm" svg:x2="9.56cm" svg:y2="0.693cm">
          <text:p/>
        </draw:line>
        <draw:line draw:style-name="gr4" draw:text-style-name="P1" draw:layer="layout" svg:x1="10.198cm" svg:y1="9.024cm" svg:x2="10.198cm" svg:y2="0.693cm">
          <text:p/>
        </draw:line>
        <draw:line draw:style-name="gr4" draw:text-style-name="P1" draw:layer="layout" svg:x1="10.836cm" svg:y1="9.024cm" svg:x2="10.836cm" svg:y2="0.693cm">
          <text:p/>
        </draw:line>
        <draw:line draw:style-name="gr4" draw:text-style-name="P1" draw:layer="layout" svg:x1="11.474cm" svg:y1="9.024cm" svg:x2="11.474cm" svg:y2="0.693cm">
          <text:p/>
        </draw:line>
        <draw:line draw:style-name="gr4" draw:text-style-name="P1" draw:layer="layout" svg:x1="12.112cm" svg:y1="9.024cm" svg:x2="12.112cm" svg:y2="0.693cm">
          <text:p/>
        </draw:line>
        <draw:line draw:style-name="gr4" draw:text-style-name="P1" draw:layer="layout" svg:x1="12.75cm" svg:y1="9.024cm" svg:x2="12.75cm" svg:y2="0.693cm">
          <text:p/>
        </draw:line>
        <draw:line draw:style-name="gr4" draw:text-style-name="P1" draw:layer="layout" svg:x1="13.388cm" svg:y1="9.024cm" svg:x2="13.388cm" svg:y2="0.693cm">
          <text:p/>
        </draw:line>
        <draw:line draw:style-name="gr4" draw:text-style-name="P1" draw:layer="layout" svg:x1="14.025cm" svg:y1="9.024cm" svg:x2="14.025cm" svg:y2="0.064cm">
          <text:p/>
        </draw:line>
        <draw:g>
          <draw:frame draw:style-name="gr5" draw:text-style-name="P2" draw:layer="layout" svg:width="1.552cm" svg:height="0.852cm" svg:x="0.03cm" svg:y="0.295cm">
            <draw:text-box>
              <text:p text:style-name="P2">Byte</text:p>
            </draw:text-box>
          </draw:frame>
          <draw:frame draw:style-name="gr6" draw:text-style-name="P2" draw:layer="layout" svg:width="2.61cm" svg:height="0.852cm" svg:x="3.948cm" svg:y="0.295cm">
            <draw:text-box>
              <text:p text:style-name="P2">Descrição</text:p>
            </draw:text-box>
          </draw:frame>
          <draw:frame draw:style-name="gr7" draw:text-style-name="P2" draw:layer="layout" svg:width="1.201cm" svg:height="0.852cm" svg:x="10.938cm" svg:y="-0.025cm">
            <draw:text-box>
              <text:p text:style-name="P2">Bit</text:p>
            </draw:text-box>
          </draw:frame>
          <draw:frame draw:style-name="gr8" draw:text-style-name="P2" draw:layer="layout" svg:width="0.756cm" svg:height="0.852cm" svg:x="8.911cm" svg:y="0.585cm">
            <draw:text-box>
              <text:p text:style-name="P2">7</text:p>
            </draw:text-box>
          </draw:frame>
          <draw:frame draw:style-name="gr8" draw:text-style-name="P2" draw:layer="layout" svg:width="0.756cm" svg:height="0.852cm" svg:x="9.547cm" svg:y="0.585cm">
            <draw:text-box>
              <text:p text:style-name="P2">6</text:p>
            </draw:text-box>
          </draw:frame>
          <draw:frame draw:style-name="gr8" draw:text-style-name="P2" draw:layer="layout" svg:width="0.756cm" svg:height="0.852cm" svg:x="10.183cm" svg:y="0.585cm">
            <draw:text-box>
              <text:p text:style-name="P2">5</text:p>
            </draw:text-box>
          </draw:frame>
          <draw:frame draw:style-name="gr8" draw:text-style-name="P2" draw:layer="layout" svg:width="0.756cm" svg:height="0.852cm" svg:x="10.819cm" svg:y="0.585cm">
            <draw:text-box>
              <text:p text:style-name="P2">4</text:p>
            </draw:text-box>
          </draw:frame>
          <draw:frame draw:style-name="gr8" draw:text-style-name="P2" draw:layer="layout" svg:width="0.756cm" svg:height="0.852cm" svg:x="11.455cm" svg:y="0.585cm">
            <draw:text-box>
              <text:p text:style-name="P2">3</text:p>
            </draw:text-box>
          </draw:frame>
          <draw:frame draw:style-name="gr8" draw:text-style-name="P2" draw:layer="layout" svg:width="0.756cm" svg:height="0.852cm" svg:x="12.091cm" svg:y="0.585cm">
            <draw:text-box>
              <text:p text:style-name="P2">2</text:p>
            </draw:text-box>
          </draw:frame>
          <draw:frame draw:style-name="gr8" draw:text-style-name="P2" draw:layer="layout" svg:width="0.756cm" svg:height="0.852cm" svg:x="12.726cm" svg:y="0.585cm">
            <draw:text-box>
              <text:p text:style-name="P2">1</text:p>
            </draw:text-box>
          </draw:frame>
          <draw:frame draw:style-name="gr8" draw:text-style-name="P2" draw:layer="layout" svg:width="0.756cm" svg:height="0.852cm" svg:x="13.362cm" svg:y="0.585cm">
            <draw:text-box>
              <text:p text:style-name="P2">0</text:p>
            </draw:text-box>
          </draw:frame>
          <draw:frame draw:style-name="gr8" draw:text-style-name="P2" draw:layer="layout" svg:width="0.756cm" svg:height="0.852cm" svg:x="0.402cm" svg:y="1.226cm">
            <draw:text-box>
              <text:p text:style-name="P2">0</text:p>
            </draw:text-box>
          </draw:frame>
          <draw:frame draw:style-name="gr9" draw:text-style-name="P2" draw:layer="layout" svg:width="3.012cm" svg:height="0.852cm" svg:x="1.252cm" svg:y="1.226cm">
            <draw:text-box>
              <text:p text:style-name="P2">CRC (alto)</text:p>
            </draw:text-box>
          </draw:frame>
          <draw:frame draw:style-name="gr8" draw:text-style-name="P2" draw:layer="layout" svg:width="0.756cm" svg:height="0.852cm" svg:x="0.402cm" svg:y="1.866cm">
            <draw:text-box>
              <text:p text:style-name="P2">1</text:p>
            </draw:text-box>
          </draw:frame>
          <draw:frame draw:style-name="gr10" draw:text-style-name="P2" draw:layer="layout" svg:width="3.364cm" svg:height="0.852cm" svg:x="1.252cm" svg:y="1.866cm">
            <draw:text-box>
              <text:p text:style-name="P2">CRC (baixo)</text:p>
            </draw:text-box>
          </draw:frame>
          <draw:frame draw:style-name="gr8" draw:text-style-name="P2" draw:layer="layout" svg:width="0.756cm" svg:height="0.852cm" svg:x="0.402cm" svg:y="2.506cm">
            <draw:text-box>
              <text:p text:style-name="P2">2</text:p>
            </draw:text-box>
          </draw:frame>
          <draw:frame draw:style-name="gr11" draw:text-style-name="P2" draw:layer="layout" svg:width="2.754cm" svg:height="0.852cm" svg:x="1.252cm" svg:y="2.506cm">
            <draw:text-box>
              <text:p text:style-name="P2">Paginação</text:p>
            </draw:text-box>
          </draw:frame>
          <draw:frame draw:style-name="gr8" draw:text-style-name="P2" draw:layer="layout" svg:width="0.756cm" svg:height="0.852cm" svg:x="0.402cm" svg:y="3.146cm">
            <draw:text-box>
              <text:p text:style-name="P2">3</text:p>
            </draw:text-box>
          </draw:frame>
          <draw:frame draw:style-name="gr12" draw:text-style-name="P2" draw:layer="layout" svg:width="1.611cm" svg:height="0.852cm" svg:x="1.252cm" svg:y="3.146cm">
            <draw:text-box>
              <text:p text:style-name="P2">CCR</text:p>
            </draw:text-box>
          </draw:frame>
          <draw:frame draw:style-name="gr8" draw:text-style-name="P2" draw:layer="layout" svg:width="0.756cm" svg:height="0.852cm" svg:x="0.402cm" svg:y="3.786cm">
            <draw:text-box>
              <text:p text:style-name="P2">4</text:p>
            </draw:text-box>
          </draw:frame>
          <draw:frame draw:style-name="gr13" draw:text-style-name="P2" draw:layer="layout" svg:width="3.732cm" svg:height="0.852cm" svg:x="1.252cm" svg:y="3.786cm">
            <draw:text-box>
              <text:p text:style-name="P2">Acumulador B</text:p>
            </draw:text-box>
          </draw:frame>
          <draw:frame draw:style-name="gr8" draw:text-style-name="P2" draw:layer="layout" svg:width="0.756cm" svg:height="0.852cm" svg:x="0.402cm" svg:y="4.426cm">
            <draw:text-box>
              <text:p text:style-name="P2">5</text:p>
            </draw:text-box>
          </draw:frame>
          <draw:frame draw:style-name="gr14" draw:text-style-name="P2" draw:layer="layout" svg:width="3.753cm" svg:height="0.852cm" svg:x="1.252cm" svg:y="4.426cm">
            <draw:text-box>
              <text:p text:style-name="P2">Acumulador A</text:p>
            </draw:text-box>
          </draw:frame>
          <draw:frame draw:style-name="gr8" draw:text-style-name="P2" draw:layer="layout" svg:width="0.756cm" svg:height="0.852cm" svg:x="0.402cm" svg:y="5.066cm">
            <draw:text-box>
              <text:p text:style-name="P2">6</text:p>
            </draw:text-box>
          </draw:frame>
          <draw:frame draw:style-name="gr15" draw:text-style-name="P2" draw:layer="layout" svg:width="4.879cm" svg:height="0.852cm" svg:x="1.252cm" svg:y="5.066cm">
            <draw:text-box>
              <text:p text:style-name="P2">Indexador IX (alto)</text:p>
            </draw:text-box>
          </draw:frame>
          <draw:frame draw:style-name="gr8" draw:text-style-name="P2" draw:layer="layout" svg:width="0.756cm" svg:height="0.852cm" svg:x="0.402cm" svg:y="5.706cm">
            <draw:text-box>
              <text:p text:style-name="P2">7</text:p>
            </draw:text-box>
          </draw:frame>
          <draw:frame draw:style-name="gr16" draw:text-style-name="P2" draw:layer="layout" svg:width="5.231cm" svg:height="0.852cm" svg:x="1.252cm" svg:y="5.706cm">
            <draw:text-box>
              <text:p text:style-name="P2">Indexador IX (baixo)</text:p>
            </draw:text-box>
          </draw:frame>
          <draw:frame draw:style-name="gr8" draw:text-style-name="P2" draw:layer="layout" svg:width="0.756cm" svg:height="0.852cm" svg:x="0.402cm" svg:y="6.347cm">
            <draw:text-box>
              <text:p text:style-name="P2">8</text:p>
            </draw:text-box>
          </draw:frame>
          <draw:frame draw:style-name="gr15" draw:text-style-name="P2" draw:layer="layout" svg:width="4.879cm" svg:height="0.852cm" svg:x="1.252cm" svg:y="6.347cm">
            <draw:text-box>
              <text:p text:style-name="P2">Indexador IY (alto)</text:p>
            </draw:text-box>
          </draw:frame>
          <draw:frame draw:style-name="gr8" draw:text-style-name="P2" draw:layer="layout" svg:width="0.756cm" svg:height="0.852cm" svg:x="0.402cm" svg:y="6.987cm">
            <draw:text-box>
              <text:p text:style-name="P2">9</text:p>
            </draw:text-box>
          </draw:frame>
          <draw:frame draw:style-name="gr16" draw:text-style-name="P2" draw:layer="layout" svg:width="5.231cm" svg:height="0.852cm" svg:x="1.252cm" svg:y="6.987cm">
            <draw:text-box>
              <text:p text:style-name="P2">Indexador IY (baixo)</text:p>
            </draw:text-box>
          </draw:frame>
          <draw:frame draw:style-name="gr17" draw:text-style-name="P2" draw:layer="layout" svg:width="1.01cm" svg:height="0.852cm" svg:x="0.269cm" svg:y="7.626cm">
            <draw:text-box>
              <text:p text:style-name="P2">10</text:p>
            </draw:text-box>
          </draw:frame>
          <draw:frame draw:style-name="gr18" draw:text-style-name="P2" draw:layer="layout" svg:width="7.03cm" svg:height="0.852cm" svg:x="1.252cm" svg:y="7.626cm">
            <draw:text-box>
              <text:p text:style-name="P2">Contador de Programa (alto)</text:p>
            </draw:text-box>
          </draw:frame>
          <draw:frame draw:style-name="gr17" draw:text-style-name="P2" draw:layer="layout" svg:width="1.01cm" svg:height="0.852cm" svg:x="0.269cm" svg:y="8.266cm">
            <draw:text-box>
              <text:p text:style-name="P2">11</text:p>
            </draw:text-box>
          </draw:frame>
          <draw:frame draw:style-name="gr19" draw:text-style-name="P2" draw:layer="layout" svg:width="7.381cm" svg:height="0.852cm" svg:x="1.252cm" svg:y="8.266cm">
            <draw:text-box>
              <text:p text:style-name="P2">Contador de Programa (baixo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="Circle" draw:marker-start-width="0.28cm" draw:marker-end="Arrow" draw:marker-end-width="0.28cm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cm" fo:page-height="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7T14:46:13.01</meta:creation-date>
    <dc:date>2013-12-03T17:39:18.451000000</dc:date>
    <meta:editing-duration>PT13H40M51S</meta:editing-duration>
    <meta:editing-cycles>5</meta:editing-cycles>
    <meta:generator>LibreOffice/4.1.3.2$Windows_x86 LibreOffice_project/70feb7d99726f064edab4605a8ab840c50ec57a</meta:generator>
    <meta:document-statistic meta:object-count="70"/>
  </office:meta>
</office:document-meta>
</file>